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 style:list-style-name="L5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3.256cm"/>
    </style:style>
    <style:style style:name="pr5" style:family="presentation" style:parent-style-name="harmaa2-subtitle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draw:fill-color="#ffffff" fo:min-height="7.786cm"/>
    </style:style>
    <style:style style:name="pr8" style:family="presentation" style:parent-style-name="harmaa2-outline1">
      <style:graphic-properties draw:fill-color="#ffffff" fo:min-height="8.421cm"/>
    </style:style>
    <style:style style:name="pr9" style:family="presentation" style:parent-style-name="harmaa2-outline1">
      <style:graphic-properties draw:fill-color="#ffffff" fo:min-height="4.445cm"/>
    </style:style>
    <style:style style:name="pr10" style:family="presentation" style:parent-style-name="harmaa2-outline1">
      <style:graphic-properties draw:fill-color="#ffffff" draw:auto-grow-height="true" fo:min-height="13.86cm"/>
    </style:style>
    <style:style style:name="pr11" style:family="presentation" style:parent-style-name="harmaa2-outline1">
      <style:graphic-properties draw:fill-color="#ffffff" draw:auto-grow-height="true" fo:min-height="9.056cm"/>
    </style:style>
    <style:style style:name="pr12" style:family="presentation" style:parent-style-name="harmaa2-outline1">
      <style:graphic-properties draw:fill-color="#ffffff" fo:min-height="13.609cm"/>
    </style:style>
    <style:style style:name="pr13" style:family="presentation" style:parent-style-name="harmaa2-outline1">
      <style:graphic-properties draw:fill-color="#ffffff" draw:auto-grow-height="true" fo:min-height="3.976cm"/>
    </style:style>
    <style:style style:name="pr14" style:family="presentation" style:parent-style-name="harmaa2-outline1" style:list-style-name="L5">
      <style:graphic-properties draw:fill-color="#ffffff" draw:auto-grow-height="true" fo:min-height="9.056cm"/>
    </style:style>
    <style:style style:name="pr15" style:family="presentation" style:parent-style-name="harmaa2-outline1" style:list-style-name="L5">
      <style:graphic-properties draw:fill-color="#ffffff" draw:auto-grow-height="true" fo:min-height="3.81cm"/>
    </style:style>
    <style:style style:name="pr16" style:family="presentation" style:parent-style-name="harmaa2-subtitle" style:list-style-name="L5">
      <style:graphic-properties draw:fill-color="#ffffff" draw:auto-grow-height="true" fo:min-height="13.86cm"/>
    </style:style>
    <style:style style:name="pr17" style:family="presentation" style:parent-style-name="harmaa2-outline1" style:list-style-name="L5">
      <style:graphic-properties draw:fill-color="#ffffff" draw:auto-grow-height="true" fo:min-height="13.86cm"/>
    </style:style>
    <style:style style:name="pr18" style:family="presentation" style:parent-style-name="harmaa2-outline1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align="start" text:enable-numbering="false" fo:text-indent="-0.6cm" style:writing-mode="lr-tb"/>
    </style:style>
    <style:style style:name="P4" style:family="paragraph">
      <style:paragraph-properties fo:margin-left="2.4cm" fo:margin-right="0cm" fo:text-align="start" text:enable-numbering="false" fo:text-indent="-0.6cm" style:writing-mode="lr-tb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align="center" text:enable-numbering="false" fo:text-indent="-0.9cm"/>
    </style:style>
    <style:style style:name="P8" style:family="paragraph">
      <style:paragraph-properties fo:margin-left="2.4cm" fo:margin-right="0cm" fo:text-align="center" text:enable-numbering="false" fo:text-indent="-0.8cm"/>
    </style:style>
    <style:style style:name="P9" style:family="paragraph">
      <style:paragraph-properties fo:margin-left="1.2cm" fo:margin-right="0cm" fo:text-align="center" text:enable-numbering="false" fo:text-indent="-0.9cm"/>
      <style:text-properties fo:color="#ff9966" fo:font-weight="bold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6cm" fo:margin-right="0cm" text:enable-numbering="false" fo:text-indent="-0.6cm"/>
    </style:style>
    <style:style style:name="P15" style:family="paragraph">
      <style:paragraph-properties fo:margin-left="1.2cm" fo:margin-right="0cm" text:enable-numbering="false" fo:text-indent="-0.9cm"/>
      <style:text-properties fo:color="#ff9966"/>
    </style:style>
    <style:style style:name="P16" style:family="paragraph">
      <style:paragraph-properties fo:margin-left="0cm" fo:margin-right="0cm" text:enable-numbering="false" fo:text-indent="0cm"/>
    </style:style>
    <style:style style:name="P17" style:family="paragraph">
      <style:paragraph-properties fo:margin-left="0cm" fo:margin-right="0cm" text:enable-numbering="false" fo:text-indent="0cm"/>
      <style:text-properties fo:color="#ff9966"/>
    </style:style>
    <style:style style:name="P18" style:family="paragraph">
      <style:paragraph-properties fo:margin-left="1.2cm" fo:margin-right="0cm" fo:text-indent="-0.9cm"/>
      <style:text-properties fo:font-size="28pt"/>
    </style:style>
    <style:style style:name="P19" style:family="paragraph">
      <style:paragraph-properties fo:margin-left="1.2cm" fo:margin-right="0cm" fo:text-indent="-0.9cm"/>
      <style:text-properties fo:font-size="32pt"/>
    </style:style>
    <style:style style:name="P20" style:family="paragraph">
      <style:paragraph-properties fo:margin-left="0cm" fo:margin-right="0cm" fo:text-align="start" text:enable-numbering="false" fo:text-indent="0cm"/>
      <style:text-properties fo:color="#ffffff"/>
    </style:style>
    <style:style style:name="P21" style:family="paragraph">
      <style:paragraph-properties fo:margin-left="0cm" fo:margin-right="0cm" text:enable-numbering="false" fo:text-indent="0cm"/>
      <style:text-properties fo:color="#ffffff"/>
    </style:style>
    <style:style style:name="P22" style:family="paragraph">
      <style:paragraph-properties fo:margin-left="0cm" fo:margin-right="0cm" fo:text-align="start" text:enable-numbering="false" fo:text-indent="0cm" style:writing-mode="lr-tb"/>
      <style:text-properties fo:font-size="28pt"/>
    </style:style>
    <style:style style:name="P23" style:family="paragraph">
      <style:paragraph-properties text:enable-numbering="false"/>
      <style:text-properties fo:font-size="28pt"/>
    </style:style>
    <style:style style:name="P24" style:family="paragraph">
      <style:paragraph-properties fo:margin-left="0.6cm" fo:margin-right="0cm" fo:text-indent="-0.6cm"/>
      <style:text-properties fo:font-size="11pt"/>
    </style:style>
    <style:style style:name="P25" style:family="paragraph">
      <style:text-properties fo:font-size="11pt"/>
    </style:style>
    <style:style style:name="P26" style:family="paragraph">
      <style:paragraph-properties fo:margin-left="0cm" fo:margin-right="0cm" fo:text-align="center" text:enable-numbering="false" fo:text-indent="0cm"/>
    </style:style>
    <style:style style:name="P27" style:family="paragraph">
      <style:paragraph-properties fo:text-align="center" text:enable-numbering="false"/>
    </style:style>
    <style:style style:name="P28" style:family="paragraph">
      <style:paragraph-properties text:enable-numbering="true"/>
    </style:style>
    <style:style style:name="P29" style:family="paragraph">
      <style:paragraph-properties fo:margin-left="2.4cm" fo:margin-right="0cm" fo:text-align="start" text:enable-numbering="false" fo:text-indent="-0.8cm" style:writing-mode="lr-tb"/>
    </style:style>
    <style:style style:name="P30" style:family="paragraph">
      <style:paragraph-properties text:enable-numbering="false"/>
    </style:style>
    <style:style style:name="P31" style:family="paragraph">
      <style:paragraph-properties fo:margin-left="1.2cm" fo:margin-right="0cm" fo:text-align="start" fo:text-indent="-0.9cm" style:writing-mode="lr-tb"/>
    </style:style>
    <style:style style:name="P32" style:family="paragraph">
      <style:paragraph-properties fo:margin-left="1.2cm" fo:margin-right="0cm" fo:text-align="end" text:enable-numbering="false" fo:text-indent="-0.9cm" style:writing-mode="rl-tb"/>
    </style:style>
    <style:style style:name="T1" style:family="text">
      <style:text-properties fo:color="#ffffff"/>
    </style:style>
    <style:style style:name="T2" style:family="text">
      <style:text-properties fo:color="#ffffff" fo:font-size="24pt" fo:font-style="italic"/>
    </style:style>
    <style:style style:name="T3" style:family="text">
      <style:text-properties fo:color="#cccccc"/>
    </style:style>
    <style:style style:name="T4" style:family="text">
      <style:text-properties fo:color="#ff9966" fo:font-weight="bold"/>
    </style:style>
    <style:style style:name="T5" style:family="text">
      <style:text-properties fo:font-size="28pt"/>
    </style:style>
    <style:style style:name="T6" style:family="text">
      <style:text-properties fo:color="#ff9966" fo:font-size="32pt" fo:font-weight="bold"/>
    </style:style>
    <style:style style:name="T7" style:family="text">
      <style:text-properties fo:color="#ffffff" fo:font-size="28pt"/>
    </style:style>
    <style:style style:name="T8" style:family="text">
      <style:text-properties fo:color="#ff9966"/>
    </style:style>
    <style:style style:name="T9" style:family="text">
      <style:text-properties fo:color="#ff9966" fo:font-size="28pt"/>
    </style:style>
    <style:style style:name="T10" style:family="text">
      <style:text-properties fo:font-size="24pt"/>
    </style:style>
    <style:style style:name="T11" style:family="text">
      <style:text-properties fo:font-size="32pt"/>
    </style:style>
    <style:style style:name="T12" style:family="text">
      <style:text-properties fo:font-size="10pt"/>
    </style:style>
    <style:style style:name="T13" style:family="text">
      <style:text-properties fo:font-size="11pt"/>
    </style:style>
    <style:style style:name="T14" style:family="text">
      <style:text-properties fo:font-size="36pt"/>
    </style:style>
    <style:style style:name="T15" style:family="text">
      <style:text-properties fo:font-weight="bold"/>
    </style:style>
    <style:style style:name="T16" style:family="text">
      <style:text-properties fo:font-family="David" style:font-pitch="variable" style:font-family-complex="David" style:font-pitch-complex="variable"/>
    </style:style>
    <style:style style:name="T17" style:family="text">
      <style:text-properties fo:font-family="David" style:font-pitch="variable" fo:font-size="18pt" style:font-family-complex="David" style:font-pitch-complex="variable"/>
    </style:style>
    <style:style style:name="T18" style:family="text">
      <style:text-properties fo:font-family="David" style:font-pitch="variable" fo:font-size="18pt" fo:font-weight="bold" style:font-family-complex="David" style:font-pitch-complex="variable" style:font-size-complex="18pt"/>
    </style:style>
    <style:style style:name="T19" style:family="text">
      <style:text-properties fo:font-family="David" style:font-pitch="variable" fo:font-size="18pt" style:font-family-complex="David" style:font-pitch-complex="variable" style:font-size-complex="18pt"/>
    </style:style>
    <style:style style:name="T20" style:family="text">
      <style:text-properties fo:color="#800000" fo:font-family="David" style:font-pitch="variable" fo:font-size="18pt" fo:font-weight="bold" style:font-family-complex="David" style:font-pitch-complex="variable" style:font-size-complex="18pt"/>
    </style:style>
    <style:style style:name="T21" style:family="text">
      <style:text-properties fo:font-family="David" style:font-pitch="variable" fo:font-size="22pt" style:font-family-complex="David" style:font-pitch-complex="variable" style:font-size-complex="22pt"/>
    </style:style>
    <style:style style:name="T22" style:family="text">
      <style:text-properties fo:font-family="David" style:font-pitch="variable" fo:font-size="22pt" fo:font-style="italic" style:font-family-complex="David" style:font-pitch-complex="variable" style:font-size-complex="2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nux Development Tool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>Presented by: </text:span><text:line-break/><text:span text:style-name="T1">Lisha Ster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lishevita@alwayssababa.com</text:span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3">Creating programs in 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3">for Linux and the rest of the world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0">
        <office:forms form:automatic-focus="false" form:apply-design-mode="false"/>
        <draw:frame presentation:style-name="pr4" draw:text-style-name="P1" draw:layer="layout" svg:width="25.199cm" svg:height="3.256cm" svg:x="1.4cm" svg:y="0.962cm" presentation:class="title">
          <draw:text-box>
            <text:p text:style-name="P1">*Nix Way</text:p>
          </draw:text-box>
        </draw:frame>
        <draw:frame presentation:style-name="pr5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"This is the Unix philosophy. Write programs that do one thing and do it well. Write programs to work together. Write programs to handle text streams, because that is a universal interface." 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--Doug McIlro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veloping on Linux</text:p>
          </draw:text-box>
        </draw:frame>
        <draw:frame presentation:style-name="pr7" draw:text-style-name="P5" draw:layer="layout" svg:width="12.296cm" svg:height="7.786cm" svg:x="1.4cm" svg:y="4.914cm" presentation:class="outline" presentation:user-transformed="true">
          <draw:text-box>
            <text:list text:style-name="L3">
              <text:list-item>
                <text:p text:style-name="P5">For Linux Only</text:p>
              </text:list-item>
            </text:list>
            <text:list text:style-name="L3">
              <text:list-item>
                <text:list>
                  <text:list-item>
                    <text:p text:style-name="P6">Nativly compiled applic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sually C/C++</text:p>
                  </text:list-item>
                </text:list>
              </text:list-item>
            </text:list>
          </draw:text-box>
        </draw:frame>
        <draw:frame presentation:style-name="pr8" draw:text-style-name="P5" draw:layer="layout" svg:width="12.296cm" svg:height="9.683cm" svg:x="14.311cm" svg:y="4.914cm" presentation:class="outline" presentation:user-transformed="true">
          <draw:text-box>
            <text:list text:style-name="L3">
              <text:list-item>
                <text:p text:style-name="P5">For the whole world</text:p>
              </text:list-item>
            </text:list>
            <text:list text:style-name="L3">
              <text:list-item>
                <text:list>
                  <text:list-item>
                    <text:p text:style-name="P6">Applications that run in a Web brows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nterpreted languages like Perl, Python, Rub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Java</text:p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16.106cm" svg:height="4.445cm" svg:x="1.039cm" svg:y="15.24cm" presentation:class="outline" presentation:user-transformed="true">
          <draw:text-box>
            <text:list text:style-name="L3">
              <text:list-item>
                <text:p text:style-name="P7"><text:span text:style-name="T4">No Need to get political about i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4">Use the best tool for the jo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text-style-name="P2" draw:layer="layout" svg:width="16.79cm" svg:height="13.114cm" svg:x="2.098cm" svg:y="14.107cm" presentation:class="notes">
            <draw:text-box>
              <text:p text:style-name="P2"/>
              <text:p text:style-name="P2">You can also write C++ applications for other OS's on Linux. Check out wxWidgets!</text:p>
            </draw:text-box>
          </draw:frame>
        </presentation:notes>
      </draw:page>
      <draw:page draw:name="page4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ols In Linux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Darwinian process </text:p>
              </text:list-item>
            </text:list>
            <text:list text:style-name="L3">
              <text:list-item>
                <text:list>
                  <text:list-item>
                    <text:p text:style-name="P6">There are finches for every nich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he most popular is not necessarily best for YOU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p text:style-name="P11">Start with popular, seek out your favorites</text:p>
              </text:list-item>
            </text:list>
            <text:list text:style-name="L3">
              <text:list-item>
                <text:list>
                  <text:list-item>
                    <text:p text:style-name="P12">Learn concept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Discover your needs and sty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End of the Lin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5">In *Nix-ish platforms, </text:span><text:span text:style-name="T5"><text:line-break/></text:span><text:span text:style-name="T5">the end of a line is described by a new line (\n) </text:span></text:p>
              </text:list-item>
            </text:list>
            <text:list text:style-name="L3">
              <text:list-item>
                <text:p text:style-name="P13"><text:span text:style-name="T5">In DOS-ish platforms, </text:span><text:span text:style-name="T5"><text:line-break/></text:span><text:span text:style-name="T5">the end of a line is described by a carriage return (\r\n)</text:span></text:p>
              </text:list-item>
            </text:list>
            <text:list text:style-name="L3">
              <text:list-item>
                <text:p text:style-name="P13"><text:span text:style-name="T5">This can cause nasty problems in compiling</text:span><text:span text:style-name="T5"><text:line-break/></text:span><text:span text:style-name="T5"> or viewing files in a text editor..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6">Fix the problem with dos2unix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6">% dos2unix mycode.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diting Your Code</text:p>
          </draw:text-box>
        </draw:frame>
        <draw:frame presentation:style-name="pr11" draw:text-style-name="P5" draw:layer="layout" svg:width="12.296cm" svg:height="9.056cm" svg:x="1.4cm" svg:y="4.914cm" presentation:class="outline" presentation:user-transformed="true">
          <draw:text-box>
            <text:list text:style-name="L3">
              <text:list-item>
                <text:p text:style-name="P5">Text Editors</text:p>
              </text:list-item>
            </text:list>
            <text:list text:style-name="L3">
              <text:list-item>
                <text:list>
                  <text:list-item>
                    <text:p text:style-name="P6">K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Ed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mac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Vi</text:p>
                  </text:list-item>
                </text:list>
              </text:list-item>
            </text:list>
          </draw:text-box>
        </draw:frame>
        <draw:frame presentation:style-name="pr12" draw:text-style-name="P5" draw:layer="layout" svg:width="12.296cm" svg:height="13.609cm" svg:x="14.311cm" svg:y="4.914cm" presentation:class="outline">
          <draw:text-box>
            <text:list text:style-name="L3">
              <text:list-item>
                <text:p text:style-name="P5">IDEs</text:p>
              </text:list-item>
            </text:list>
            <text:list text:style-name="L3">
              <text:list-item>
                <text:list>
                  <text:list-item>
                    <text:p text:style-name="P6">Kdevel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clip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deBloc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njuta</text:p>
                  </text:list-item>
                </text:list>
              </text:list-item>
            </text:list>
          </draw:text-box>
        </draw:frame>
        <draw:frame presentation:style-name="pr13" draw:text-style-name="P15" draw:layer="layout" svg:width="19.05cm" svg:height="3.976cm" svg:x="1.27cm" svg:y="15.074cm" presentation:class="outline" presentation:user-transformed="true">
          <draw:text-box>
            <text:list text:style-name="L3">
              <text:list-item>
                <text:p text:style-name="P13"><text:span text:style-name="T7">... and soooo many more.</text:span><text:span text:style-name="T8"><text:line-break/></text:span><text:span text:style-name="T8">Pick a tool and become expert with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ernationalization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Gettext</text:p>
              </text:list-item>
            </text:list>
            <text:list text:style-name="L3">
              <text:list-item>
                <text:list>
                  <text:list-item>
                    <text:p text:style-name="P6">Separates text and locale-specific info from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llows for easier translation proce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Has implementations in C, C++, PHP, Python, Ruby,<text:line-break/> and more...</text:p>
                  </text:list-item>
                </text:list>
              </text:list-item>
            </text:list>
            <text:list text:style-name="L3">
              <text:list-item>
                <text:p text:style-name="P5">How-to</text:p>
              </text:list-item>
            </text:list>
            <text:list text:style-name="L3">
              <text:list-item>
                <text:list>
                  <text:list-item>
                    <text:p text:style-name="P6">printf(_("My name is %s.\n"), my_name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de Repositories</text:p>
          </draw:text-box>
        </draw:frame>
        <draw:frame presentation:style-name="pr10" draw:text-style-name="P5" draw:layer="layout" svg:width="12.296cm" svg:height="13.86cm" svg:x="14.311cm" svg:y="4.914cm" presentation:class="outline">
          <draw:text-box>
            <text:list text:style-name="L3">
              <text:list-item>
                <text:p text:style-name="P5">Subversion (svn)</text:p>
              </text:list-item>
            </text:list>
            <text:list text:style-name="L3">
              <text:list-item>
                <text:p text:style-name="P5">Bazaar</text:p>
              </text:list-item>
            </text:list>
            <text:list text:style-name="L3">
              <text:list-item>
                <text:p text:style-name="P5">Monotone</text:p>
              </text:list-item>
            </text:list>
            <text:list text:style-name="L3">
              <text:list-item>
                <text:p text:style-name="P5">Darcs</text:p>
              </text:list-item>
            </text:list>
          </draw:text-box>
        </draw:frame>
        <draw:frame presentation:style-name="pr14" draw:text-style-name="P16" draw:layer="layout" svg:width="12.296cm" svg:height="9.056cm" svg:x="1.4cm" svg:y="4.914cm" presentation:class="outline" presentation:user-transformed="true">
          <draw:text-box>
            <text:list text:style-name="L5">
              <text:list-item>
                <text:p text:style-name="P16">Whether you are working on a project by yourself or with a world-wide team, keep your code in a repository!</text:p>
              </text:list-item>
            </text:list>
          </draw:text-box>
        </draw:frame>
        <draw:frame presentation:style-name="pr15" draw:text-style-name="P17" draw:layer="layout" svg:width="18.415cm" svg:height="3.81cm" svg:x="1.905cm" svg:y="15.24cm" presentation:class="outline" presentation:user-transformed="true">
          <draw:text-box>
            <text:list text:style-name="L5">
              <text:list-item>
                <text:p text:style-name="P16"><text:span text:style-name="T4">Version Control Saves Lives!</text:span><text:span text:style-name="T4"><text:line-break/></text:span><text:span text:style-name="T9">(or at least butts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6" draw:text-style-name="P2" draw:layer="layout" svg:width="16.79cm" svg:height="13.114cm" svg:x="2.098cm" svg:y="14.107cm" presentation:class="notes">
            <draw:text-box>
              <text:p text:style-name="P2"/>
              <text:p text:style-name="P2">Check out <text:a xlink:href="http://en.wikipedia.org/wiki/Comparison_of_revision_control_software">http://en.wikipedia.org/wiki/Comparison_of_revision_control_software</text:a> for a comparison of different revision control options.</text:p>
            </draw:text-box>
          </draw:frame>
        </presentation:notes>
      </draw:page>
      <draw:page draw:name="page9" draw:style-name="dp1" draw:master-page-name="harmaa2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NU Toolchain</text:p>
          </draw:text-box>
        </draw:frame>
        <draw:frame presentation:style-name="pr10" draw:text-style-name="P5" draw:layer="layout" svg:width="12.296cm" svg:height="14.181cm" svg:x="1.4cm" svg:y="4.914cm" presentation:class="outline" presentation:user-transformed="true">
          <draw:text-box>
            <text:list text:style-name="L3">
              <text:list-item>
                <text:p text:style-name="P5"><text:span text:style-name="T10"><text:s/></text:span><text:span text:style-name="T5">GNU make</text:span><text:span text:style-name="T10">, </text:span><text:span text:style-name="T10"><text:line-break/></text:span><text:span text:style-name="T10">for build and compilation automation;</text:span></text:p>
              </text:list-item>
            </text:list>
            <text:list text:style-name="L3">
              <text:list-item>
                <text:p text:style-name="P5"><text:span text:style-name="T5">GNU Compiler Collection (GCC)</text:span><text:span text:style-name="T10">, with compilers for several languages</text:span></text:p>
              </text:list-item>
            </text:list>
            <text:list text:style-name="L3">
              <text:list-item>
                <text:p text:style-name="P5"><text:span text:style-name="T5"><text:s/></text:span><text:span text:style-name="T5">GNU Binutils</text:span><text:span text:style-name="T10">,</text:span><text:span text:style-name="T10"><text:line-break/></text:span><text:span text:style-name="T10"> linker, assembler and other tools</text:span></text:p>
              </text:list-item>
            </text:list>
            <text:list text:style-name="L3">
              <text:list-item>
                <text:p text:style-name="P5"><text:span text:style-name="T5"><text:s/></text:span><text:span text:style-name="T5">GNU Debugger (GDB)</text:span></text:p>
              </text:list-item>
            </text:list>
          </draw:text-box>
        </draw:frame>
        <draw:frame presentation:style-name="pr12" draw:text-style-name="P18" draw:layer="layout" svg:width="12.296cm" svg:height="13.609cm" svg:x="14.311cm" svg:y="4.914cm" presentation:class="outline">
          <draw:text-box>
            <text:list text:style-name="L3">
              <text:list-item>
                <text:p text:style-name="P5"><text:span text:style-name="T5">GNU build system (autotools)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utocon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utohea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Automak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5">Libtoo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ke</text:p>
          </draw:text-box>
        </draw:frame>
        <draw:frame presentation:style-name="pr10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<text:span text:style-name="T11">Make is a utility for automatically building large applications. </text:span></text:p>
              </text:list-item>
            </text:list>
            <text:list text:style-name="L3">
              <text:list-item>
                <text:p text:style-name="P19"><text:span text:style-name="T11">Files specifying instructions for make are called Makefiles. </text:span></text:p>
              </text:list-item>
            </text:list>
            <text:list text:style-name="L3">
              <text:list-item>
                <text:p text:style-name="P19"><text:span text:style-name="T11">Make tracks which files have changed since the last time the project was built and invokes the compiler on only those source code files and their dependenci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0" presentation:class="page"/>
          <draw:frame presentation:style-name="pr6" draw:text-style-name="P2" draw:layer="layout" svg:width="16.79cm" svg:height="13.114cm" svg:x="2.098cm" svg:y="14.107cm" presentation:class="notes">
            <draw:text-box>
              <text:p text:style-name="P2"/>
              <text:p text:style-name="P2">Gnu's Make Documentation</text:p>
              <text:p text:style-name="P2"><text:a xlink:href="http://www.gnu.org/software/make/manual/html_node/index.html">http://www.gnu.org/software/make/manual/html_node/index.html</text:a></text:p>
              <text:p text:style-name="P2"/>
              <text:p text:style-name="P2">OpenBSD's Make Documentation(man page)</text:p>
              <text:p text:style-name="P2"><text:a xlink:href="http://www.openbsd.org/cgi-bin/man.cgi?query=make">http://www.openbsd.org/cgi-bin/man.cgi?query=make</text:a></text:p>
              <text:p text:style-name="P2"/>
              <text:p text:style-name="P2"/>
            </draw:text-box>
          </draw:frame>
        </presentation:notes>
      </draw:page>
      <draw:page draw:name="page1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kefile Structure</text:p>
          </draw:text-box>
        </draw:frame>
        <draw:frame presentation:style-name="pr16" draw:text-style-name="P2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0"><text:span text:style-name="T1"># Comments use the hash symbo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">target: dependencies</text:span><text:span text:style-name="T1"><text:line-break/></text:span><text:span text:style-name="T1"> <text:s text:c="2"/>command 1</text:span><text:span text:style-name="T1"><text:line-break/></text:span><text:span text:style-name="T1"><text:tab/></text:span><text:span text:style-name="T1">command 2</text:span><text:span text:style-name="T1"><text:line-break/></text:span><text:span text:style-name="T1"> <text:s text:c="6"/>.</text:span><text:span text:style-name="T1"><text:line-break/></text:span><text:span text:style-name="T1"> <text:s text:c="6"/>.</text:span><text:span text:style-name="T1"><text:line-break/></text:span><text:span text:style-name="T1"> <text:s text:c="6"/>.</text:span><text:span text:style-name="T1"><text:line-break/></text:span><text:span text:style-name="T1"><text:tab/></text:span><text:span text:style-name="T1">command 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1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mon Targets</text:p>
          </draw:text-box>
        </draw:frame>
        <draw:frame presentation:style-name="pr10" draw:text-style-name="P5" draw:layer="layout" svg:width="12.296cm" svg:height="13.86cm" svg:x="1.4cm" svg:y="4.914cm" presentation:class="outline">
          <draw:text-box>
            <text:list text:style-name="L3">
              <text:list-item>
                <text:p text:style-name="P5">all</text:p>
              </text:list-item>
            </text:list>
            <text:list text:style-name="L3">
              <text:list-item>
                <text:p text:style-name="P5">install</text:p>
              </text:list-item>
            </text:list>
            <text:list text:style-name="L3">
              <text:list-item>
                <text:p text:style-name="P5">clean</text:p>
              </text:list-item>
            </text:list>
          </draw:text-box>
        </draw:frame>
        <draw:frame presentation:style-name="pr12" draw:text-style-name="P23" draw:layer="layout" svg:width="15.812cm" svg:height="14.247cm" svg:x="10.795cm" svg:y="4.771cm" presentation:class="outline" presentation:user-transformed="true">
          <draw:text-box>
            <text:list text:style-name="L5">
              <text:list-item>
                <text:p text:style-name="P22"><text:span text:style-name="T5">EXAMPLE:</text:span></text:p>
              </text:list-item>
            </text:list>
            <text:list text:style-name="L5">
              <text:list-item>
                <text:p text:style-name="P22"><text:span text:style-name="T12">openssl.1: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$(P2M) --section=1 openssl.pod &gt; openssl.1</text:span></text:p>
              </text:list-item>
            </text:list>
            <text:list text:style-name="L5">
              <text:list-item>
                <text:p text:style-name="P22"><text:span text:style-name="T12">.PHONY: install</text:span></text:p>
              </text:list-item>
            </text:list>
            <text:list text:style-name="L5">
              <text:list-item>
                <text:p text:style-name="P22"><text:span text:style-name="T12">install: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mkdir -p $(INSTALL_PREFIX)$(INSTALLTOP)/share/man/man1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mkdir -p $(INSTALL_PREFIX)$(INSTALLTOP)/share/man/man3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install -m 644 -p openssl.1 $(INSTALL_PREFIX)$(INSTALLTOP)/share/man/man1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install -m 644 -p crypto.3 $(INSTALL_PREFIX)$(INSTALLTOP)/share/man/man3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install -m 644 -p ssl.3 $(INSTALL_PREFIX)$(INSTALLTOP)/share/man/man3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rm -f $(MANS)</text:span></text:p>
              </text:list-item>
            </text:list>
            <text:list text:style-name="L5">
              <text:list-item>
                <text:p text:style-name="P22"><text:span text:style-name="T12">.PHONY: clean</text:span></text:p>
              </text:list-item>
            </text:list>
            <text:list text:style-name="L5">
              <text:list-item>
                <text:p text:style-name="P22"><text:span text:style-name="T12">clean:</text:span></text:p>
              </text:list-item>
            </text:list>
            <text:list text:style-name="L5">
              <text:list-item>
                <text:p text:style-name="P22"><text:span text:style-name="T12"><text:s text:c="8"/></text:span><text:span text:style-name="T12">rm -f $(MAN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>
            <draw:text-box>
              <text:p text:style-name="P2"/>
              <text:p text:style-name="P2">Example taken from:</text:p>
              <text:p text:style-name="P2">/usr/share/doc/openssl/doc/Makefile <text:s/></text:p>
            </draw:text-box>
          </draw:frame>
        </presentation:notes>
      </draw:page>
      <draw:page draw:name="page13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utoconf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5">Turns configure.ac into portable configure script</text:p>
              </text:list-item>
            </text:list>
            <text:list text:style-name="L3">
              <text:list-item>
                <text:list>
                  <text:list-item>
                    <text:p text:style-name="P10">that's the script you run when you do:<text:line-break/>./configure<text:line-break/>before make when you build an ap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3" presentation:class="page"/>
          <draw:frame presentation:style-name="pr6" draw:text-style-name="P25" draw:layer="layout" svg:width="16.79cm" svg:height="13.114cm" svg:x="2.098cm" svg:y="14.107cm" presentation:class="notes" presentation:user-transformed="true">
            <draw:text-box>
              <text:p text:style-name="P24"><text:span text:style-name="T13">GNU Autoconf</text:span></text:p>
              <text:p text:style-name="P24"><text:span text:style-name="T13"/></text:p>
              <text:p text:style-name="P24"><text:span text:style-name="T13">Autoconf processes files (configure.in or configure.ac, though configure.ac is generally preferred[1]) to generate a configure script.</text:span></text:p>
              <text:p text:style-name="P24"><text:span text:style-name="T13"/></text:p>
              <text:p text:style-name="P24"><text:span text:style-name="T13">When running the generated configure script, other template files, customarily ending in ".in", such as Makefile.in, are processed to create their final output, in this case a Makefile.</text:span></text:p>
              <text:p text:style-name="P24"><text:span text:style-name="T13"/></text:p>
              <text:p text:style-name="P24"><text:span text:style-name="T13">Autoconf is used to attempt to work around the quirks found in various Unix-like operating systems. For example, some Unix-like systems may have certain facilities that are known to be broken or missing entirely. Autoconf creates a shell script which can detect these, and the program can work around them. The final output of the Autoconf utility is the configure script.</text:span></text:p>
              <text:p text:style-name="P24"><text:span text:style-name="T13"/></text:p>
              <text:p text:style-name="P24"><text:span text:style-name="T13">Autoconf comes with several auxiliary programs designed to ease the creation of configure.ac, such as the Autoheader tool, which is used to help manage C header files, autoscan, which can create an initial input file for Autoconf and ifnames, which can list C pre-processor identifiers used in the program.</text:span></text:p>
              <text:p text:style-name="P24"><text:span text:style-name="T13"/></text:p>
              <text:p text:style-name="P24"><text:span text:style-name="T13"/></text:p>
              <text:p text:style-name="P24"><text:span text:style-name="T13">(fron </text:span><text:span text:style-name="T13"><text:a xlink:href="http://en.wikipedia.org/wiki/GNU_build_system">http://en.wikipedia.org/wiki/GNU_build_system</text:a></text:span><text:span text:style-name="T13">)</text:span></text:p>
              <text:p text:style-name="P24"><text:span text:style-name="T13"/></text:p>
              <text:p text:style-name="P24"><text:span text:style-name="T13">See also </text:span><text:span text:style-name="T13"><text:a xlink:href="http://sources.redhat.com/autobook/">http://sources.redhat.com/autobook/</text:a></text:span><text:span text:style-name="T13"> <text:s/>for complete documentation</text:span></text:p>
            </draw:text-box>
          </draw:frame>
        </presentation:notes>
      </draw:page>
      <draw:page draw:name="page14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utomake</text:p>
          </draw:text-box>
        </draw:frame>
        <draw:frame presentation:style-name="pr17" draw:text-style-name="P26" draw:layer="layout" svg:width="25.199cm" svg:height="13.86cm" svg:x="1.4cm" svg:y="4.914cm" presentation:class="outline">
          <draw:text-box>
            <text:list text:style-name="L5">
              <text:list-item>
                <text:p text:style-name="P26"/>
              </text:list-item>
            </text:list>
            <text:list text:style-name="L5">
              <text:list-item>
                <text:p text:style-name="P26"><text:span text:style-name="T14">Turns a makefile.am into a makefile.in</text:span></text:p>
              </text:list-item>
            </text:list>
            <text:list text:style-name="L5">
              <text:list-item>
                <text:p text:style-name="P26"><text:span text:style-name="T14"/></text:p>
              </text:list-item>
            </text:list>
            <text:list text:style-name="L5">
              <text:list-item>
                <text:p text:style-name="P26"><text:span text:style-name="T14">Then Autoconf's configure file turns</text:span></text:p>
              </text:list-item>
            </text:list>
            <text:list text:style-name="L5">
              <text:list-item>
                <text:p text:style-name="P26"><text:span text:style-name="T14"><text:s/></text:span><text:span text:style-name="T14">the makefile.in into the actual Makefil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Libtool</text:p>
          </draw:text-box>
        </draw:frame>
        <draw:frame presentation:style-name="pr12" draw:text-style-name="P27" draw:layer="layout" svg:width="25.199cm" svg:height="13.609cm" svg:x="1.4cm" svg:y="4.914cm" presentation:class="outline">
          <draw:text-box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...hides the complexity of using shared libraries<text:line-break/> behind a consistent, portable interface.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...is used with Autoconf and Automa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pile It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GCC – Gnu Compiler Collection</text:p>
              </text:list-item>
            </text:list>
            <text:list text:style-name="L3">
              <text:list-item>
                <text:list>
                  <text:list-item>
                    <text:p text:style-name="P6">Originally the ”Gnu <text:s/>C Compiler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his is basically <text:span text:style-name="T15">THE</text:span> Linux compiler. It's on nearly every Linux computer by defau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piles C, C++, Java, Fortran, Pascal, Objective C and mor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6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Compiling C++ Files</text:p>
          </draw:text-box>
        </draw:frame>
        <draw:frame presentation:style-name="pr12" draw:text-style-name="P2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1">C++ source files conventionally use one of the suffixes .C, .cc, .cpp, .CPP, .c++, .cp, or .cxx</text:p>
              </text:list-item>
            </text:list>
            <text:list text:style-name="L3">
              <text:list-item>
                <text:p text:style-name="P11"><text:s/>C++ header files often use .hh or .H</text:p>
              </text:list-item>
            </text:list>
            <text:list text:style-name="L3">
              <text:list-item>
                <text:p text:style-name="P11"><text:s/>Preprocessed C++ files use the suffix .ii. <text:s/>GCC recognizes these files as C++ programs even if you call the compiler the same way as for compiling C programs (usually with the name gcc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Using GCC</text:p>
          </draw:text-box>
        </draw:frame>
        <draw:frame presentation:style-name="pr12" draw:text-style-name="P30" draw:layer="layout" svg:width="25.199cm" svg:height="13.609cm" svg:x="1.4cm" svg:y="4.914cm" presentation:class="outline">
          <draw:text-box>
            <text:list text:style-name="L6">
              <text:list-item>
                <text:p text:style-name="P29"><text:span text:style-name="T16"/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6">gcc [flags] file1 [file2 [file3 ..]] [-o output_file]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16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16">Examp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16">gcc -g my_file.c -o my_pro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16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16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9"><text:span text:style-name="T17">(-g adds debug info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>
            <draw:text-box>
              <text:p text:style-name="P2">There are SOOOOOO many flags and options, that just GCC would take an entire lecture, and then some. Spend some time reading the docs at <text:a xlink:href="http://gcc.gnu.org/onlinedocs/">http://gcc.gnu.org/onlinedocs/</text:a> to get all the details, or scan the Makefiles of other people's applications to get an idea of what sort of flags and options you will commonly need.</text:p>
            </draw:text-box>
          </draw:frame>
        </presentation:notes>
      </draw:page>
      <draw:page draw:name="page19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ore using GCC...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8">
              <text:list-item>
                <text:p text:style-name="P31"><text:span text:style-name="T18">-ansi</text:span><text:span text:style-name="T19"><text:tab/></text:span><text:span text:style-name="T19"><text:tab/></text:span><text:span text:style-name="T19">This flag tells the compiler to enforce ANSI C standards</text:span></text:p>
              </text:list-item>
            </text:list>
            <text:list text:style-name="L8">
              <text:list-item>
                <text:p text:style-name="P31"><text:span text:style-name="T18">-pedantic</text:span><text:span text:style-name="T19"> </text:span><text:span text:style-name="T19"><text:tab/></text:span><text:span text:style-name="T19">More pedantic ansi, warnings for stuff you probably didn't mean.</text:span></text:p>
              </text:list-item>
            </text:list>
            <text:list text:style-name="L8">
              <text:list-item>
                <text:p text:style-name="P31"><text:span text:style-name="T18">-Wall</text:span><text:span text:style-name="T19"> </text:span><text:span text:style-name="T19"><text:tab/></text:span><text:span text:style-name="T19"><text:tab/></text:span><text:span text:style-name="T19">Show all reasonable warnings (there are more).</text:span></text:p>
              </text:list-item>
            </text:list>
            <text:list text:style-name="L8">
              <text:list-item>
                <text:p text:style-name="P31"><text:span text:style-name="T18">-g </text:span><text:span text:style-name="T19"><text:tab/></text:span><text:span text:style-name="T19"><text:tab/></text:span><text:span text:style-name="T19"><text:tab/></text:span><text:span text:style-name="T19">Produce debug information, necessary for debugging.</text:span></text:p>
              </text:list-item>
            </text:list>
            <text:list text:style-name="L8">
              <text:list-item>
                <text:p text:style-name="P31"><text:span text:style-name="T18">-l</text:span><text:span text:style-name="T20">library</text:span><text:span text:style-name="T19"> </text:span><text:span text:style-name="T19"><text:tab/></text:span><text:span text:style-name="T19">Links to a standard library. Use -lm to load the standard math library.</text:span></text:p>
              </text:list-item>
            </text:list>
            <text:list text:style-name="L8">
              <text:list-item>
                <text:p text:style-name="P31"><text:span text:style-name="T18">-c </text:span><text:span text:style-name="T18"><text:tab/></text:span><text:span text:style-name="T19"><text:tab/></text:span><text:span text:style-name="T19"><text:tab/></text:span><text:span text:style-name="T19">Compile or assemble the source files, but do not link. The compiler output is object files corresponding to each source file.</text:span></text:p>
              </text:list-item>
            </text:list>
            <text:list text:style-name="L8">
              <text:list-item>
                <text:p text:style-name="P31"><text:span text:style-name="T18">-S</text:span><text:span text:style-name="T19"> </text:span><text:span text:style-name="T19"><text:tab/></text:span><text:span text:style-name="T19"><text:tab/></text:span><text:span text:style-name="T19"><text:tab/></text:span><text:span text:style-name="T19">Compile only; output assembly code.</text:span></text:p>
              </text:list-item>
            </text:list>
            <text:list text:style-name="L8">
              <text:list-item>
                <text:p text:style-name="P31"><text:span text:style-name="T18">-E</text:span><text:span text:style-name="T19"> </text:span><text:span text:style-name="T19"><text:tab/></text:span><text:span text:style-name="T19"><text:tab/></text:span><text:span text:style-name="T19"><text:tab/></text:span><text:span text:style-name="T19">Pre-process only. Output pre-processed code.</text:span></text:p>
              </text:list-item>
            </text:list>
            <text:list text:style-name="L8">
              <text:list-item>
                <text:p text:style-name="P31"><text:span text:style-name="T18">-D</text:span><text:span text:style-name="T20">macro</text:span><text:span text:style-name="T19"> </text:span><text:span text:style-name="T19"><text:tab/></text:span><text:span text:style-name="T19">Define a macro, one can also use -Dmacro=val in order to assign a value for the macro. This will be used for preprocessing all fil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Java in GCC...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6">
              <text:list-item>
                <text:p text:style-name="P29"><text:span text:style-name="T21"/></text:p>
              </text:list-item>
            </text:list>
            <text:list text:style-name="L6">
              <text:list-item>
                <text:p text:style-name="P29"><text:span text:style-name="T21">gcj -c -g -O MyJavaProg.java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1">gcj --main=MyJavaProg -o MyJavaProg MyJavaProg.o</text:span></text:p>
                  </text:list-item>
                </text:list>
              </text:list-item>
            </text:list>
            <text:list text:style-name="L8">
              <text:list-item>
                <text:p text:style-name="P32"><text:span text:style-name="T22"/></text:p>
              </text:list-item>
            </text:list>
            <text:list text:style-name="L8">
              <text:list-item>
                <text:p text:style-name="P32"><text:span text:style-name="T22"/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1">gcj -C -g -O MyJavaProg.java -i gcj -c -g -O MyJavaProg.cla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nu Debugger (GDB)</text:p>
          </draw:text-box>
        </draw:frame>
        <draw:frame presentation:style-name="pr12" draw:layer="layout" svg:width="25.199cm" svg:height="14.172cm" svg:x="1.4cm" svg:y="4.914cm" presentation:class="outline" presentation:user-transformed="true">
          <draw:text-box>
            <text:list text:style-name="L3">
              <text:list-item>
                <text:p text:style-name="P13">GDB can do four main kinds of things:</text:p>
              </text:list-item>
            </text:list>
            <text:list text:style-name="L3">
              <text:list-item>
                <text:list>
                  <text:list-item>
                    <text:p text:style-name="P6">Start your program, specifying anything that might affect its behavior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ke your program stop on specified condit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xamine what has happened, when your program has stopp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hange things in your program, so you can experiment with correcting the effects of one bug and go on to learn about another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114cm" svg:x="2.098cm" svg:y="14.107cm" presentation:class="notes">
            <draw:text-box>
              <text:p text:style-name="P2">See: http://www.gnu.org/software/gdb/</text:p>
            </draw:text-box>
          </draw:frame>
        </presentation:notes>
      </draw:page>
      <draw:page draw:name="page22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DB Examples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3">
              <text:list-item>
                <text:p text:style-name="P13">gdb prog.out <text:tab/>debug prog.out</text:p>
              </text:list-item>
            </text:list>
            <text:list text:style-name="L3">
              <text:list-item>
                <text:p text:style-name="P13">gdb&gt; run -v <text:tab/>run the loaded program with the parameters</text:p>
              </text:list-item>
            </text:list>
            <text:list text:style-name="L3">
              <text:list-item>
                <text:p text:style-name="P13">gdb&gt; bt <text:tab/>backtrace (in case the program crashed)</text:p>
              </text:list-item>
            </text:list>
            <text:list text:style-name="L3">
              <text:list-item>
                <text:p text:style-name="P13">gdb&gt; info registers <text:tab/>dump all registers</text:p>
              </text:list-item>
            </text:list>
            <text:list text:style-name="L3">
              <text:list-item>
                <text:p text:style-name="P13">gdb&gt; disass $pc-32 $pc+32 <text:tab/>disassem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114cm" svg:x="2.098cm" svg:y="14.107cm" presentation:class="notes">
            <draw:text-box>
              <text:p text:style-name="P2">Check out Peter Jay Salzman's GDB guide</text:p>
              <text:p text:style-name="P2">http://www.dirac.org/linux/gdb/</text:p>
            </draw:text-box>
          </draw:frame>
        </presentation:notes>
      </draw:page>
      <draw:page draw:name="page23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raphical Interfaces to GDB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3">
              <text:list-item>
                <text:p text:style-name="P5">DDD</text:p>
              </text:list-item>
            </text:list>
            <text:list text:style-name="L3">
              <text:list-item>
                <text:p text:style-name="P5">Eclipse CDT</text:p>
              </text:list-item>
            </text:list>
            <text:list text:style-name="L3">
              <text:list-item>
                <text:p text:style-name="P5">Xcode debugger</text:p>
              </text:list-item>
            </text:list>
            <text:list text:style-name="L3">
              <text:list-item>
                <text:p text:style-name="P5">GDBtk/Insight</text:p>
              </text:list-item>
            </text:list>
            <text:list text:style-name="L3">
              <text:list-item>
                <text:p text:style-name="P5">"GUD mode" in GNU Emac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GNU Binary Utilities (binutils)</text:p>
          </draw:text-box>
        </draw:frame>
        <draw:frame presentation:style-name="pr18" draw:text-style-name="P1" draw:layer="layout" svg:width="25.199cm" svg:height="13.86cm" svg:x="1.4cm" svg:y="4.914cm" presentation:class="outline">
          <draw:text-box>
            <text:list text:style-name="L5">
              <text:list-item>
                <text:p text:style-name="P26">is a collection of programming tools for the manipulation of object code in various object file formats. </text:p>
              </text:list-item>
            </text:list>
            <text:list text:style-name="L5">
              <text:list-item>
                <text:p text:style-name="P26"/>
              </text:list-item>
            </text:list>
            <text:list text:style-name="L5">
              <text:list-item>
                <text:p text:style-name="P26"><text:s/>They are typically used in conjunction with GNU Compiler Collection, make, and GDB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114cm" svg:x="2.098cm" svg:y="14.107cm" presentation:class="notes">
            <draw:text-box>
              <text:p text:style-name="P2">See: http://en.wikipedia.org/wiki/GNU_Binutils</text:p>
            </draw:text-box>
          </draw:frame>
        </presentation:notes>
      </draw:page>
      <draw:page draw:name="page25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e binutils include these commands: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2">as <text:tab/>assembl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d <text:tab/>link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prof <text:tab/>profil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ddr2line <text:tab/>convert address to file and li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r <text:tab/>create, modify, and extract from archiv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++filt <text:tab/>demangling filter for C++ symb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ore Binutils...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dlltool <text:tab/>creation of Windows dynamic-link libr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lmconv <text:tab/>object file conversion to a NetWare Loadable 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m <text:tab/>list symbols in object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bjcopy <text:tab/>copy object files, possibly making chan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bjdump <text:tab/>dump information about object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anlib <text:tab/>generate indexes for archiv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adelf <text:tab/>display content of ELF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ore Binutils...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ize <text:tab/>list total and section siz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rings <text:tab/>list printable str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rip <text:tab/>remove symbols from an object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indmc <text:tab/>generates Windows message re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indres <text:tab/>compiler for Windows resource fil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3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Resources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3">
              <text:list-item>
                <text:p text:style-name="P13">To build this presentation I used information from:</text:p>
              </text:list-item>
            </text:list>
            <text:list text:style-name="L3">
              <text:list-item>
                <text:list>
                  <text:list-item>
                    <text:p text:style-name="P6">Gilad Ben-Yossef's slides from another incarnation of this same presentati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ikipedia (http://en.wikipedia.or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n pages as seen on Kubuntu 7.0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y blog at http://theledgeofknow.blogspot.com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2-22T18:36:12</meta:creation-date>
    <dc:date>2007-12-23T15:26:48</dc:date>
    <meta:print-date>2007-12-23T15:12:16</meta:print-date>
    <dc:language>fi-FI</dc:language>
    <meta:editing-cycles>22</meta:editing-cycles>
    <meta:editing-duration>PT8H37M25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